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cf83" officeooo:paragraph-rsid="0005cf83"/>
    </style:style>
    <style:style style:name="P2" style:family="paragraph" style:parent-style-name="Standard">
      <style:text-properties officeooo:rsid="0005cf83" officeooo:paragraph-rsid="000d9131"/>
    </style:style>
    <style:style style:name="P3" style:family="paragraph" style:parent-style-name="Standard">
      <style:text-properties fo:font-style="normal" officeooo:rsid="0005cf83" officeooo:paragraph-rsid="0005cf83" style:font-style-asian="normal" style:font-style-complex="normal"/>
    </style:style>
    <style:style style:name="P4" style:family="paragraph" style:parent-style-name="Standard">
      <style:paragraph-properties fo:text-align="center" style:justify-single-word="false"/>
      <style:text-properties officeooo:rsid="0005cf83" officeooo:paragraph-rsid="0005cf83"/>
    </style:style>
    <style:style style:name="T1" style:family="text">
      <style:text-properties fo:font-style="italic" style:font-style-asian="italic" style:font-style-complex="italic"/>
    </style:style>
    <style:style style:name="T2" style:family="text">
      <style:text-properties fo:font-style="italic" officeooo:rsid="000d9131" style:font-style-asian="italic" style:font-style-complex="italic"/>
    </style:style>
    <style:style style:name="T3" style:family="text">
      <style:text-properties fo:font-style="italic" style:text-underline-style="none" officeooo:rsid="000ab95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d9131" style:font-style-asian="normal" style:font-style-complex="normal"/>
    </style:style>
    <style:style style:name="T6" style:family="text">
      <style:text-properties fo:font-style="normal" officeooo:rsid="000f2708" style:font-style-asian="normal" style:font-style-complex="normal"/>
    </style:style>
    <style:style style:name="T7" style:family="text">
      <style:text-properties fo:font-style="normal" officeooo:rsid="0010b24d" style:font-style-asian="normal" style:font-style-complex="normal"/>
    </style:style>
    <style:style style:name="T8" style:family="text">
      <style:text-properties fo:font-style="normal" officeooo:rsid="0007524b" style:font-style-asian="normal" style:font-style-complex="normal"/>
    </style:style>
    <style:style style:name="T9" style:family="text">
      <style:text-properties fo:font-style="normal" officeooo:rsid="0011d03b" style:font-style-asian="normal" style:font-style-complex="normal"/>
    </style:style>
    <style:style style:name="T10" style:family="text">
      <style:text-properties fo:font-style="normal" officeooo:rsid="001390a8" style:font-style-asian="normal" style:font-style-complex="normal"/>
    </style:style>
    <style:style style:name="T11" style:family="text">
      <style:text-properties officeooo:rsid="0007524b"/>
    </style:style>
    <style:style style:name="T12" style:family="text">
      <style:text-properties officeooo:rsid="00086311"/>
    </style:style>
    <style:style style:name="T13" style:family="text">
      <style:text-properties officeooo:rsid="0009f3fa"/>
    </style:style>
    <style:style style:name="T14" style:family="text">
      <style:text-properties officeooo:rsid="000a9563"/>
    </style:style>
    <style:style style:name="T15" style:family="text">
      <style:text-properties officeooo:rsid="000cb5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N LAZINESS</text:p>
      <text:p text:style-name="P1"/>
      <text:p text:style-name="P1">No matter your current motivation, in the end you will be lazy. Th<text:span text:style-name="T11">is feels like a directive we follow regardless our thoughts on the matter</text:span>. <text:span text:style-name="T11">I used to often think “Why can’t I do work, even though it would only benefit me?”. Recently I discovered a new perspective. This sense of laziness is actually exceedingly useful for us. It encourages us to be efficient in how we use our time, our energy. </text:span>This sense of efficiency is so important that we are given a very strong urge to follow it regardless of what goes on in our conscious mind.</text:p>
      <text:p text:style-name="P1"/>
      <text:p text:style-name="P1"><text:span text:style-name="T13">But s</text:span>hould we fight back <text:span text:style-name="T12">our laziness</text:span> through self-discipline, <text:span text:style-name="T13">in pursuit of our goals</text:span>? I would argue that the discomfort we experience when trying to exercise self-discipline is because we don’t understand our own laziness. Our laziness <text:span text:style-name="T14">is just there to </text:span>ensure we’re not doing something for no reason. <text:span text:style-name="T3">It’s not there to hold you back.</text:span></text:p>
      <text:p text:style-name="P1"/>
      <text:p text:style-name="P1">Consider a few scenarios:</text:p>
      <text:p text:style-name="P1">- You dread doing your job</text:p>
      <text:p text:style-name="P1"><text:s text:c="2"/>- Does this job give you experience you need for your ideal job?</text:p>
      <text:p text:style-name="P1"><text:s text:c="2"/>- Do you need the money?</text:p>
      <text:p text:style-name="P1"><text:s text:c="2"/>- If you put a little bit of time into making sure you can do your job well now, would that save you grief later on?</text:p>
      <text:p text:style-name="P1"/>
      <text:p text:style-name="P2">All these points are simply questions to ask to make sure you’re using your time well. <text:span text:style-name="T15">If you don’t want to do something, ask yourself if there’s a way to make things easier for yourself, or if what you want to do will give you much value at all. </text:span></text:p>
      <text:p text:style-name="P2"/>
      <text:p text:style-name="P2">And in fact, you may find that sometimes putting in some time doing something well <text:span text:style-name="T1">now</text:span><text:span text:style-name="T4"> can save you effort in the long run. </text:span><text:span text:style-name="T5">As an example, dieting well and really pushing yourself at the gym </text:span><text:span text:style-name="T2">now</text:span><text:span text:style-name="T5"> so that you reach your health goals quicker, and possibly saving years of mediocre trips to the gym. </text:span><text:span text:style-name="T4">In this way, you can be lazy by trying to do something well. </text:span><text:span text:style-name="T6">Think of all the extra free time you’d have save</text:span><text:span text:style-name="T7">d.</text:span></text:p>
      <text:p text:style-name="P3"/>
      <text:p text:style-name="P1"><text:span text:style-name="T4">Be careful; By doing something ‘well’, I don’t necessarily mean putting in effort. Make sure you do the actual task in the laziest way possible, too, to make things easier for you. It’s common to think of something being done ‘lazily’ as ‘badly’, but on the flip side I think a common mistake is to put in more effort rather than finding a quicker route to completing the task.</text:span><text:span text:style-name="T8"> </text:span><text:span text:style-name="T9">Use your inbuilt laziness as a tool to help you not waste more </text:span><text:span text:style-name="T10">energy </text:span><text:span text:style-name="T9">than necessary on someth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22:45:58.776700253</meta:creation-date>
    <dc:date>2023-08-26T13:13:42.843340484</dc:date>
    <meta:editing-duration>PT21M50S</meta:editing-duration>
    <meta:editing-cycles>16</meta:editing-cycles>
    <meta:generator>LibreOffice/7.3.7.2$Linux_X86_64 LibreOffice_project/30$Build-2</meta:generator>
    <meta:document-statistic meta:table-count="0" meta:image-count="0" meta:object-count="0" meta:page-count="1" meta:paragraph-count="11" meta:word-count="426" meta:character-count="2274" meta:non-whitespace-character-count="1852"/>
  </office:meta>
</office:document-meta>
</file>